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.8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0.01pt"/>
    </style:style>
    <style:style style:name="ro1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ce7"/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" office:value-type="string" calcext:value-type="string" table:number-columns-spanned="1" table:number-rows-spanned="6">
            <text:p>夏</text:p>
          </table:table-cell>
          <table:table-cell/>
          <table:table-cell table:style-name="ce6" office:value-type="string" calcext:value-type="string" table:number-columns-spanned="1" table:number-rows-spanned="20">
            <text:p>고조선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 table:number-columns-spanned="1" table:number-rows-spanned="6">
            <text:p>商</text:p>
          </table:table-cell>
          <table:table-cell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 table:number-columns-spanned="1" table:number-rows-spanned="3">
            <text:p>西周</text:p>
          </table:table-cell>
          <table:table-cell/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 table:number-columns-spanned="1" table:number-rows-spanned="5">
            <text:p>東周</text:p>
          </table:table-cell>
          <table:table-cell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秦</text:p>
          </table:table-cell>
          <table:table-cell/>
          <table:table-cell table:style-name="ce6" office:value-type="string" calcext:value-type="string" table:number-columns-spanned="1" table:number-rows-spanned="11">
            <text:p>삼국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1" table:number-rows-spanned="3">
            <text:p>漢</text:p>
          </table:table-cell>
          <table:table-cell/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三國</text:p>
          </table:table-cell>
          <table:table-cell/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西晉</text:p>
          </table:table-cell>
          <table:table-cell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東晉</text:p>
          </table:table-cell>
          <table:table-cell/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南北朝</text:p>
          </table:table-cell>
          <table:table-cell/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隋</text:p>
          </table:table-cell>
          <table:table-cell/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 table:number-columns-spanned="1" table:number-rows-spanned="2">
            <text:p>唐</text:p>
          </table:table-cell>
          <table:table-cell/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五代10國</text:p>
          </table:table-cell>
          <table:table-cell/>
          <table:table-cell office:value-type="string" calcext:value-type="string">
            <text:p>통일신라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 table:number-columns-spanned="1" table:number-rows-spanned="2">
            <text:p>宋</text:p>
          </table:table-cell>
          <table:table-cell/>
          <table:table-cell table:style-name="ce6" office:value-type="string" calcext:value-type="string" table:number-columns-spanned="1" table:number-rows-spanned="4">
            <text:p>고려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金</text:p>
          </table:table-cell>
          <table:table-cell/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元</text:p>
          </table:table-cell>
          <table:table-cell/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 table:number-columns-spanned="1" table:number-rows-spanned="3">
            <text:p>明</text:p>
          </table:table-cell>
          <table:table-cell/>
          <table:table-cell table:style-name="ce6" office:value-type="string" calcext:value-type="string" table:number-columns-spanned="1" table:number-rows-spanned="6">
            <text:p>조선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 office:value-type="string" calcext:value-type="string" table:number-columns-spanned="1" table:number-rows-spanned="3">
            <text:p>淸</text:p>
          </table:table-cell>
          <table:table-cell/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covered-table-cell table:style-name="ce2"/>
          <table:table-cell/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中</text:p>
          </table:table-cell>
          <table:table-cell/>
          <table:table-cell office:value-type="string" calcext:value-type="string">
            <text:p>대한민국 </text:p>
          </table:table-cell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1:45:41.278474983</meta:creation-date>
    <dc:date>2018-08-28T17:34:51.306017364</dc:date>
    <meta:editing-duration>PT3H8M29S</meta:editing-duration>
    <meta:editing-cycles>1</meta:editing-cycles>
    <meta:document-statistic meta:table-count="1" meta:cell-count="68" meta:object-count="0"/>
    <meta:generator>LibreOffice/6.0.3.2$Linux_X86_64 LibreOffice_project/00m0$Build-2</meta:generator>
  </office:meta>
</office:document-meta>
</file>